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
bright red color, I can feel the creativity
welling up 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 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By pressing the arrow keys on the status
screen, you can switch which character is
being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